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p0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0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0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3.99" calcext:value-type="float">
            <text:p>193.9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1.75" calcext:value-type="float">
            <text:p>201.7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1.72" calcext:value-type="float">
            <text:p>181.72</text:p>
          </table:table-cell>
          <table:table-cell office:value-type="float" office:value="167" calcext:value-type="float">
            <text:p>167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1.31" calcext:value-type="float">
            <text:p>191.3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7.51" calcext:value-type="float">
            <text:p>197.5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0.88" calcext:value-type="float">
            <text:p>180.88</text:p>
          </table:table-cell>
          <table:table-cell office:value-type="float" office:value="148" calcext:value-type="float">
            <text:p>148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3.99" calcext:value-type="float">
            <text:p>193.99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9.28" calcext:value-type="float">
            <text:p>189.28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9.84" calcext:value-type="float">
            <text:p>189.84</text:p>
          </table:table-cell>
          <table:table-cell office:value-type="float" office:value="152" calcext:value-type="float">
            <text:p>15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8" calcext:value-type="float">
            <text:p>188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2.64" calcext:value-type="float">
            <text:p>202.64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82.58" calcext:value-type="float">
            <text:p>182.58</text:p>
          </table:table-cell>
          <table:table-cell office:value-type="float" office:value="191" calcext:value-type="float">
            <text:p>19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.92" calcext:value-type="float">
            <text:p>201.9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5.97" calcext:value-type="float">
            <text:p>185.97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1.72" calcext:value-type="float">
            <text:p>191.72</text:p>
          </table:table-cell>
          <table:table-cell office:value-type="float" office:value="128" calcext:value-type="float">
            <text:p>12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4.78" calcext:value-type="float">
            <text:p>234.7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84.01" calcext:value-type="float">
            <text:p>184.0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80.22" calcext:value-type="float">
            <text:p>180.22</text:p>
          </table:table-cell>
          <table:table-cell office:value-type="float" office:value="128" calcext:value-type="float">
            <text:p>12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5.34" calcext:value-type="float">
            <text:p>195.3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99.05" calcext:value-type="float">
            <text:p>199.0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90.06" calcext:value-type="float">
            <text:p>190.06</text:p>
          </table:table-cell>
          <table:table-cell office:value-type="float" office:value="389" calcext:value-type="float">
            <text:p>38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4.16" calcext:value-type="float">
            <text:p>194.1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3.06" calcext:value-type="float">
            <text:p>193.06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2.17" calcext:value-type="float">
            <text:p>192.17</text:p>
          </table:table-cell>
          <table:table-cell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1.31" calcext:value-type="float">
            <text:p>191.31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25.6" calcext:value-type="float">
            <text:p>225.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78.81" calcext:value-type="float">
            <text:p>178.81</text:p>
          </table:table-cell>
          <table:table-cell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7.85" calcext:value-type="float">
            <text:p>227.85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86.56" calcext:value-type="float">
            <text:p>186.5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81.81" calcext:value-type="float">
            <text:p>181.81</text:p>
          </table:table-cell>
          <table:table-cell office:value-type="float" office:value="143" calcext:value-type="float">
            <text:p>143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2.08" calcext:value-type="float">
            <text:p>202.0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28.47" calcext:value-type="float">
            <text:p>228.4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81.88" calcext:value-type="float">
            <text:p>181.88</text:p>
          </table:table-cell>
          <table:table-cell office:value-type="float" office:value="171" calcext:value-type="float">
            <text:p>17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5.6" calcext:value-type="float">
            <text:p>225.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92.65" calcext:value-type="float">
            <text:p>192.6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3.36" calcext:value-type="float">
            <text:p>183.36</text:p>
          </table:table-cell>
          <table:table-cell office:value-type="float" office:value="175" calcext:value-type="float">
            <text:p>175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9.65" calcext:value-type="float">
            <text:p>199.6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95.51" calcext:value-type="float">
            <text:p>195.5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82.68" calcext:value-type="float">
            <text:p>182.68</text:p>
          </table:table-cell>
          <table:table-cell office:value-type="float" office:value="218" calcext:value-type="float">
            <text:p>218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2.6" calcext:value-type="float">
            <text:p>202.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92.78" calcext:value-type="float">
            <text:p>192.78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93.42" calcext:value-type="float">
            <text:p>193.42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1.31" calcext:value-type="float">
            <text:p>191.31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92.88" calcext:value-type="float">
            <text:p>192.8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80.2" calcext:value-type="float">
            <text:p>180.2</text:p>
          </table:table-cell>
          <table:table-cell office:value-type="float" office:value="306" calcext:value-type="float">
            <text:p>30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1.17" calcext:value-type="float">
            <text:p>191.17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7.6" calcext:value-type="float">
            <text:p>187.6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2.57" calcext:value-type="float">
            <text:p>192.57</text:p>
          </table:table-cell>
          <table:table-cell office:value-type="float" office:value="292" calcext:value-type="float">
            <text:p>292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2.6" calcext:value-type="float">
            <text:p>202.6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85.97" calcext:value-type="float">
            <text:p>185.97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76.26" calcext:value-type="float">
            <text:p>176.26</text:p>
          </table:table-cell>
          <table:table-cell office:value-type="float" office:value="180" calcext:value-type="float">
            <text:p>180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1.26" calcext:value-type="float">
            <text:p>191.26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4.14" calcext:value-type="float">
            <text:p>194.14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8.56" calcext:value-type="float">
            <text:p>198.56</text:p>
          </table:table-cell>
          <table:table-cell office:value-type="float" office:value="325" calcext:value-type="float">
            <text:p>325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3.06" calcext:value-type="float">
            <text:p>203.0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94.68" calcext:value-type="float">
            <text:p>194.68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94.04" calcext:value-type="float">
            <text:p>194.04</text:p>
          </table:table-cell>
          <table:table-cell office:value-type="float" office:value="141" calcext:value-type="float">
            <text:p>14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1.36" calcext:value-type="float">
            <text:p>191.36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25.6" calcext:value-type="float">
            <text:p>225.6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3.92" calcext:value-type="float">
            <text:p>193.92</text:p>
          </table:table-cell>
          <table:table-cell office:value-type="float" office:value="356" calcext:value-type="float">
            <text:p>3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21])" office:value-type="float" office:value="200.667" calcext:value-type="float">
            <text:p>200.667</text:p>
          </table:table-cell>
          <table:table-cell table:formula="of:=AVERAGE([.C2:.C21])" office:value-type="float" office:value="72.7" calcext:value-type="float">
            <text:p>72.7</text:p>
          </table:table-cell>
          <table:table-cell/>
          <table:table-cell office:value-type="string" calcext:value-type="string">
            <text:p>AVERAGE</text:p>
          </table:table-cell>
          <table:table-cell table:formula="of:=AVERAGE([.F2:.F21])" office:value-type="float" office:value="197.7855" calcext:value-type="float">
            <text:p>197.7855</text:p>
          </table:table-cell>
          <table:table-cell table:formula="of:=AVERAGE([.G2:.G21])" office:value-type="float" office:value="47.5" calcext:value-type="float">
            <text:p>47.5</text:p>
          </table:table-cell>
          <table:table-cell/>
          <table:table-cell office:value-type="string" calcext:value-type="string">
            <text:p>AVERAGE</text:p>
          </table:table-cell>
          <table:table-cell table:formula="of:=AVERAGE([.J2:.J21])" office:value-type="float" office:value="186.335" calcext:value-type="float">
            <text:p>186.335</text:p>
          </table:table-cell>
          <table:table-cell table:formula="of:=AVERAGE([.K2:.K21])" office:value-type="float" office:value="201.75" calcext:value-type="float">
            <text:p>201.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ST</text:p>
          </table:table-cell>
          <table:table-cell table:formula="of:=MIN([.B2:.B21])" office:value-type="float" office:value="188" calcext:value-type="float">
            <text:p>188</text:p>
          </table:table-cell>
          <table:table-cell table:formula="of:=MIN([.C2:.C21])" office:value-type="float" office:value="23" calcext:value-type="float">
            <text:p>23</text:p>
          </table:table-cell>
          <table:table-cell/>
          <table:table-cell office:value-type="string" calcext:value-type="string">
            <text:p>BEST</text:p>
          </table:table-cell>
          <table:table-cell table:formula="of:=MIN([.F2:.F21])" office:value-type="float" office:value="184.01" calcext:value-type="float">
            <text:p>184.01</text:p>
          </table:table-cell>
          <table:table-cell table:formula="of:=MIN([.G2:.G21])" office:value-type="float" office:value="17" calcext:value-type="float">
            <text:p>17</text:p>
          </table:table-cell>
          <table:table-cell/>
          <table:table-cell office:value-type="string" calcext:value-type="string">
            <text:p>BEST</text:p>
          </table:table-cell>
          <table:table-cell table:formula="of:=MIN([.J2:.J21])" office:value-type="float" office:value="176.26" calcext:value-type="float">
            <text:p>176.26</text:p>
          </table:table-cell>
          <table:table-cell table:formula="of:=MIN([.K2:.K21])"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2:.B21])" office:value-type="float" office:value="234.78" calcext:value-type="float">
            <text:p>234.78</text:p>
          </table:table-cell>
          <table:table-cell table:formula="of:=MAX([.C2:.C21])" office:value-type="float" office:value="185" calcext:value-type="float">
            <text:p>185</text:p>
          </table:table-cell>
          <table:table-cell/>
          <table:table-cell office:value-type="string" calcext:value-type="string">
            <text:p>WORST</text:p>
          </table:table-cell>
          <table:table-cell table:formula="of:=MAX([.F2:.F21])" office:value-type="float" office:value="228.47" calcext:value-type="float">
            <text:p>228.47</text:p>
          </table:table-cell>
          <table:table-cell table:formula="of:=MAX([.G2:.G21])" office:value-type="float" office:value="137" calcext:value-type="float">
            <text:p>137</text:p>
          </table:table-cell>
          <table:table-cell/>
          <table:table-cell office:value-type="string" calcext:value-type="string">
            <text:p>WORST</text:p>
          </table:table-cell>
          <table:table-cell table:formula="of:=MAX([.J2:.J21])" office:value-type="float" office:value="198.56" calcext:value-type="float">
            <text:p>198.56</text:p>
          </table:table-cell>
          <table:table-cell table:formula="of:=MAX([.K2:.K21])" office:value-type="float" office:value="389" calcext:value-type="float">
            <text:p>389</text:p>
          </table:table-cell>
          <table:table-cell table:number-columns-repeated="8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text:p>p0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9.6" calcext:value-type="float">
            <text:p>689.6</text:p>
          </table:table-cell>
          <table:table-cell office:value-type="float" office:value="901" calcext:value-type="float">
            <text:p>9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14.06" calcext:value-type="float">
            <text:p>1314.06</text:p>
          </table:table-cell>
          <table:table-cell office:value-type="float" office:value="3394" calcext:value-type="float">
            <text:p>33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45.21" calcext:value-type="float">
            <text:p>1045.2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15.19" calcext:value-type="float">
            <text:p>1115.19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26.34" calcext:value-type="float">
            <text:p>1126.34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1.82" calcext:value-type="float">
            <text:p>651.82</text:p>
          </table:table-cell>
          <table:table-cell office:value-type="float" office:value="893" calcext:value-type="float">
            <text:p>8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14.62" calcext:value-type="float">
            <text:p>1314.6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61.7" calcext:value-type="float">
            <text:p>1061.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14.36" calcext:value-type="float">
            <text:p>1114.36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91.96" calcext:value-type="float">
            <text:p>1191.9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2.2" calcext:value-type="float">
            <text:p>632.2</text:p>
          </table:table-cell>
          <table:table-cell office:value-type="float" office:value="774" calcext:value-type="float">
            <text:p>77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49.47" calcext:value-type="float">
            <text:p>1349.4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31.1" calcext:value-type="float">
            <text:p>1031.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82.12" calcext:value-type="float">
            <text:p>1082.12</text:p>
          </table:table-cell>
          <table:table-cell office:value-type="float" office:value="702" calcext:value-type="float">
            <text:p>7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99.02" calcext:value-type="float">
            <text:p>1099.02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8.74" calcext:value-type="float">
            <text:p>648.74</text:p>
          </table:table-cell>
          <table:table-cell office:value-type="float" office:value="1348" calcext:value-type="float">
            <text:p>134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47.38" calcext:value-type="float">
            <text:p>1347.38</text:p>
          </table:table-cell>
          <table:table-cell office:value-type="float" office:value="3294" calcext:value-type="float">
            <text:p>329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13.59" calcext:value-type="float">
            <text:p>1013.5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75.39" calcext:value-type="float">
            <text:p>1175.39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81.61" calcext:value-type="float">
            <text:p>1181.61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4.14" calcext:value-type="float">
            <text:p>644.14</text:p>
          </table:table-cell>
          <table:table-cell office:value-type="float" office:value="1055" calcext:value-type="float">
            <text:p>10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17.23" calcext:value-type="float">
            <text:p>1317.2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50.66" calcext:value-type="float">
            <text:p>1050.6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38.07" calcext:value-type="float">
            <text:p>1138.07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08.04" calcext:value-type="float">
            <text:p>1108.04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5.93" calcext:value-type="float">
            <text:p>625.93</text:p>
          </table:table-cell>
          <table:table-cell office:value-type="float" office:value="1596" calcext:value-type="float">
            <text:p>159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22.97" calcext:value-type="float">
            <text:p>1322.9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1.75" calcext:value-type="float">
            <text:p>1021.7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08.84" calcext:value-type="float">
            <text:p>1108.84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39.88" calcext:value-type="float">
            <text:p>1139.88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9.1" calcext:value-type="float">
            <text:p>649.1</text:p>
          </table:table-cell>
          <table:table-cell office:value-type="float" office:value="916" calcext:value-type="float">
            <text:p>91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19.66" calcext:value-type="float">
            <text:p>1319.6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43.82" calcext:value-type="float">
            <text:p>1043.8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14.47" calcext:value-type="float">
            <text:p>1114.47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01.47" calcext:value-type="float">
            <text:p>1101.47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4.93" calcext:value-type="float">
            <text:p>624.93</text:p>
          </table:table-cell>
          <table:table-cell office:value-type="float" office:value="1520" calcext:value-type="float">
            <text:p>152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02.85" calcext:value-type="float">
            <text:p>1302.8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92.16" calcext:value-type="float">
            <text:p>992.1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47.96" calcext:value-type="float">
            <text:p>1147.96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18.54" calcext:value-type="float">
            <text:p>1118.54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0.9" calcext:value-type="float">
            <text:p>640.9</text:p>
          </table:table-cell>
          <table:table-cell office:value-type="float" office:value="1543" calcext:value-type="float">
            <text:p>154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86.28" calcext:value-type="float">
            <text:p>1286.2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53.52" calcext:value-type="float">
            <text:p>1053.5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04.74" calcext:value-type="float">
            <text:p>1104.74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23.95" calcext:value-type="float">
            <text:p>1123.95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0.31" calcext:value-type="float">
            <text:p>640.31</text:p>
          </table:table-cell>
          <table:table-cell office:value-type="float" office:value="1268" calcext:value-type="float">
            <text:p>126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23.36" calcext:value-type="float">
            <text:p>1323.3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42.85" calcext:value-type="float">
            <text:p>1042.8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31.86" calcext:value-type="float">
            <text:p>1131.86</text:p>
          </table:table-cell>
          <table:table-cell office:value-type="float" office:value="711" calcext:value-type="float">
            <text:p>71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62.22" calcext:value-type="float">
            <text:p>1162.22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1.19" calcext:value-type="float">
            <text:p>631.19</text:p>
          </table:table-cell>
          <table:table-cell office:value-type="float" office:value="1239" calcext:value-type="float">
            <text:p>1239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7" calcext:value-type="float">
            <text:p>637</text:p>
          </table:table-cell>
          <table:table-cell office:value-type="float" office:value="1026" calcext:value-type="float">
            <text:p>1026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9:.B48])" office:value-type="float" office:value="642.988333333333" calcext:value-type="float">
            <text:p>642.988333333333</text:p>
          </table:table-cell>
          <table:table-cell table:formula="of:=AVERAGE([.C29:.C48])" office:value-type="float" office:value="1173.25" calcext:value-type="float">
            <text:p>1173.25</text:p>
          </table:table-cell>
          <table:table-cell/>
          <table:table-cell office:value-type="string" calcext:value-type="string">
            <text:p>AVERAGE</text:p>
          </table:table-cell>
          <table:table-cell table:formula="of:=AVERAGE([.F29:.F48])" office:value-type="float" office:value="1319.788" calcext:value-type="float">
            <text:p>1319.788</text:p>
          </table:table-cell>
          <table:table-cell table:formula="of:=AVERAGE([.G29:.G48])" office:value-type="float" office:value="3548.8" calcext:value-type="float">
            <text:p>3548.8</text:p>
          </table:table-cell>
          <table:table-cell/>
          <table:table-cell office:value-type="string" calcext:value-type="string">
            <text:p>AVERAGE</text:p>
          </table:table-cell>
          <table:table-cell table:formula="of:=AVERAGE([.J29:.J48])" office:value-type="float" office:value="1035.636" calcext:value-type="float">
            <text:p>1035.636</text:p>
          </table:table-cell>
          <table:table-cell table:formula="of:=AVERAGE([.K29:.K48])" office:value-type="float" office:value="3600" calcext:value-type="float">
            <text:p>3600</text:p>
          </table:table-cell>
          <table:table-cell/>
          <table:table-cell office:value-type="string" calcext:value-type="string">
            <text:p>AVERAGE</text:p>
          </table:table-cell>
          <table:table-cell table:formula="of:=AVERAGE([.N29:.N48])" office:value-type="float" office:value="1123.3" calcext:value-type="float">
            <text:p>1123.3</text:p>
          </table:table-cell>
          <table:table-cell table:formula="of:=AVERAGE([.O29:.O48])" office:value-type="float" office:value="446.2" calcext:value-type="float">
            <text:p>446.2</text:p>
          </table:table-cell>
          <table:table-cell/>
          <table:table-cell office:value-type="string" calcext:value-type="string">
            <text:p>AVERAGE</text:p>
          </table:table-cell>
          <table:table-cell table:formula="of:=AVERAGE([.R29:.R48])" office:value-type="float" office:value="1135.303" calcext:value-type="float">
            <text:p>1135.303</text:p>
          </table:table-cell>
          <table:table-cell table:formula="of:=AVERAGE([.S29:.S48])" office:value-type="float" office:value="490.7" calcext:value-type="float">
            <text:p>490.7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formula="of:=MIN([.B29:.B48])" office:value-type="float" office:value="624.93" calcext:value-type="float">
            <text:p>624.93</text:p>
          </table:table-cell>
          <table:table-cell table:formula="of:=MIN([.C29:.C48])" office:value-type="float" office:value="774" calcext:value-type="float">
            <text:p>774</text:p>
          </table:table-cell>
          <table:table-cell/>
          <table:table-cell office:value-type="string" calcext:value-type="string">
            <text:p>BEST</text:p>
          </table:table-cell>
          <table:table-cell table:formula="of:=MIN([.F29:.F48])" office:value-type="float" office:value="1286.28" calcext:value-type="float">
            <text:p>1286.28</text:p>
          </table:table-cell>
          <table:table-cell table:formula="of:=MIN([.G29:.G48])" office:value-type="float" office:value="3294" calcext:value-type="float">
            <text:p>3294</text:p>
          </table:table-cell>
          <table:table-cell/>
          <table:table-cell office:value-type="string" calcext:value-type="string">
            <text:p>BEST</text:p>
          </table:table-cell>
          <table:table-cell table:formula="of:=MIN([.J29:.J48])" office:value-type="float" office:value="992.16" calcext:value-type="float">
            <text:p>992.16</text:p>
          </table:table-cell>
          <table:table-cell table:formula="of:=MIN([.K29:.K48])" office:value-type="float" office:value="3600" calcext:value-type="float">
            <text:p>3600</text:p>
          </table:table-cell>
          <table:table-cell/>
          <table:table-cell office:value-type="string" calcext:value-type="string">
            <text:p>BEST</text:p>
          </table:table-cell>
          <table:table-cell table:formula="of:=MIN([.N29:.N48])" office:value-type="float" office:value="1082.12" calcext:value-type="float">
            <text:p>1082.12</text:p>
          </table:table-cell>
          <table:table-cell table:formula="of:=MIN([.O29:.O48])" office:value-type="float" office:value="237" calcext:value-type="float">
            <text:p>237</text:p>
          </table:table-cell>
          <table:table-cell/>
          <table:table-cell office:value-type="string" calcext:value-type="string">
            <text:p>BEST</text:p>
          </table:table-cell>
          <table:table-cell table:formula="of:=MIN([.R29:.R48])" office:value-type="float" office:value="1099.02" calcext:value-type="float">
            <text:p>1099.02</text:p>
          </table:table-cell>
          <table:table-cell table:formula="of:=MIN([.S29:.S48])"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29:.B48])" office:value-type="float" office:value="689.6" calcext:value-type="float">
            <text:p>689.6</text:p>
          </table:table-cell>
          <table:table-cell table:formula="of:=MAX([.C29:.C48])" office:value-type="float" office:value="1596" calcext:value-type="float">
            <text:p>1596</text:p>
          </table:table-cell>
          <table:table-cell/>
          <table:table-cell office:value-type="string" calcext:value-type="string">
            <text:p>WORST</text:p>
          </table:table-cell>
          <table:table-cell table:formula="of:=MAX([.F29:.F48])" office:value-type="float" office:value="1349.47" calcext:value-type="float">
            <text:p>1349.47</text:p>
          </table:table-cell>
          <table:table-cell table:formula="of:=MAX([.G29:.G48])" office:value-type="float" office:value="3600" calcext:value-type="float">
            <text:p>3600</text:p>
          </table:table-cell>
          <table:table-cell/>
          <table:table-cell office:value-type="string" calcext:value-type="string">
            <text:p>WORST</text:p>
          </table:table-cell>
          <table:table-cell table:formula="of:=MAX([.J29:.J48])" office:value-type="float" office:value="1061.7" calcext:value-type="float">
            <text:p>1061.7</text:p>
          </table:table-cell>
          <table:table-cell table:formula="of:=MAX([.K29:.K48])" office:value-type="float" office:value="3600" calcext:value-type="float">
            <text:p>3600</text:p>
          </table:table-cell>
          <table:table-cell/>
          <table:table-cell office:value-type="string" calcext:value-type="string">
            <text:p>WORST</text:p>
          </table:table-cell>
          <table:table-cell table:formula="of:=MAX([.N29:.N48])" office:value-type="float" office:value="1175.39" calcext:value-type="float">
            <text:p>1175.39</text:p>
          </table:table-cell>
          <table:table-cell table:formula="of:=MAX([.O29:.O48])" office:value-type="float" office:value="711" calcext:value-type="float">
            <text:p>711</text:p>
          </table:table-cell>
          <table:table-cell/>
          <table:table-cell office:value-type="string" calcext:value-type="string">
            <text:p>WORST</text:p>
          </table:table-cell>
          <table:table-cell table:formula="of:=MAX([.R29:.R48])" office:value-type="float" office:value="1191.96" calcext:value-type="float">
            <text:p>1191.96</text:p>
          </table:table-cell>
          <table:table-cell table:formula="of:=MAX([.S29:.S48])" office:value-type="float" office:value="790" calcext:value-type="float">
            <text:p>790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p0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0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0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0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0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3.03" calcext:value-type="float">
            <text:p>573.03</text:p>
          </table:table-cell>
          <table:table-cell office:value-type="float" office:value="944" calcext:value-type="float">
            <text:p>9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6.03" calcext:value-type="float">
            <text:p>296.03</text:p>
          </table:table-cell>
          <table:table-cell office:value-type="float" office:value="1047" calcext:value-type="float">
            <text:p>10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52.44" calcext:value-type="float">
            <text:p>3052.44</text:p>
          </table:table-cell>
          <table:table-cell office:value-type="float" office:value="1153" calcext:value-type="float">
            <text:p>11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05.45" calcext:value-type="float">
            <text:p>1805.4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97.19" calcext:value-type="float">
            <text:p>397.19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4.33" calcext:value-type="float">
            <text:p>644.33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8.19" calcext:value-type="float">
            <text:p>298.19</text:p>
          </table:table-cell>
          <table:table-cell office:value-type="float" office:value="626" calcext:value-type="float">
            <text:p>6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151.77" calcext:value-type="float">
            <text:p>3151.77</text:p>
          </table:table-cell>
          <table:table-cell office:value-type="float" office:value="1377" calcext:value-type="float">
            <text:p>13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69.63" calcext:value-type="float">
            <text:p>1769.63</text:p>
          </table:table-cell>
          <table:table-cell office:value-type="float" office:value="3542" calcext:value-type="float">
            <text:p>35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3.39" calcext:value-type="float">
            <text:p>403.39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7.86" calcext:value-type="float">
            <text:p>617.86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88.77" calcext:value-type="float">
            <text:p>288.77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023.77" calcext:value-type="float">
            <text:p>3023.77</text:p>
          </table:table-cell>
          <table:table-cell office:value-type="float" office:value="2705" calcext:value-type="float">
            <text:p>27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05.03" calcext:value-type="float">
            <text:p>1705.03</text:p>
          </table:table-cell>
          <table:table-cell office:value-type="float" office:value="3467" calcext:value-type="float">
            <text:p>34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79.1" calcext:value-type="float">
            <text:p>379.1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6.06" calcext:value-type="float">
            <text:p>606.06</text:p>
          </table:table-cell>
          <table:table-cell office:value-type="float" office:value="811" calcext:value-type="float">
            <text:p>8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14.7" calcext:value-type="float">
            <text:p>314.7</text:p>
          </table:table-cell>
          <table:table-cell office:value-type="float" office:value="779" calcext:value-type="float">
            <text:p>77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85.53" calcext:value-type="float">
            <text:p>3085.53</text:p>
          </table:table-cell>
          <table:table-cell office:value-type="float" office:value="2875" calcext:value-type="float">
            <text:p>28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30.42" calcext:value-type="float">
            <text:p>1730.4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88.67" calcext:value-type="float">
            <text:p>388.67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3.4" calcext:value-type="float">
            <text:p>593.4</text:p>
          </table:table-cell>
          <table:table-cell office:value-type="float" office:value="775" calcext:value-type="float">
            <text:p>7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98.2" calcext:value-type="float">
            <text:p>298.2</text:p>
          </table:table-cell>
          <table:table-cell office:value-type="float" office:value="660" calcext:value-type="float">
            <text:p>6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105.16" calcext:value-type="float">
            <text:p>3105.16</text:p>
          </table:table-cell>
          <table:table-cell office:value-type="float" office:value="1507" calcext:value-type="float">
            <text:p>150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783.3" calcext:value-type="float">
            <text:p>1783.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97.62" calcext:value-type="float">
            <text:p>397.62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6.39" calcext:value-type="float">
            <text:p>606.39</text:p>
          </table:table-cell>
          <table:table-cell office:value-type="float" office:value="629" calcext:value-type="float">
            <text:p>62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14.78" calcext:value-type="float">
            <text:p>314.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061.6" calcext:value-type="float">
            <text:p>3061.6</text:p>
          </table:table-cell>
          <table:table-cell office:value-type="float" office:value="1628" calcext:value-type="float">
            <text:p>162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775.06" calcext:value-type="float">
            <text:p>1775.0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88.61" calcext:value-type="float">
            <text:p>388.61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83.15" calcext:value-type="float">
            <text:p>583.15</text:p>
          </table:table-cell>
          <table:table-cell office:value-type="float" office:value="1319" calcext:value-type="float">
            <text:p>131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91.14" calcext:value-type="float">
            <text:p>291.14</text:p>
          </table:table-cell>
          <table:table-cell office:value-type="float" office:value="982" calcext:value-type="float">
            <text:p>98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123.78" calcext:value-type="float">
            <text:p>3123.78</text:p>
          </table:table-cell>
          <table:table-cell office:value-type="float" office:value="1466" calcext:value-type="float">
            <text:p>146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820.5" calcext:value-type="float">
            <text:p>1820.5</text:p>
          </table:table-cell>
          <table:table-cell office:value-type="float" office:value="2573" calcext:value-type="float">
            <text:p>257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87.82" calcext:value-type="float">
            <text:p>387.82</text:p>
          </table:table-cell>
          <table:table-cell office:value-type="float" office:value="1754" calcext:value-type="float">
            <text:p>17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13.59" calcext:value-type="float">
            <text:p>613.59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88.24" calcext:value-type="float">
            <text:p>288.24</text:p>
          </table:table-cell>
          <table:table-cell office:value-type="float" office:value="1192" calcext:value-type="float">
            <text:p>119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99.69" calcext:value-type="float">
            <text:p>3099.69</text:p>
          </table:table-cell>
          <table:table-cell office:value-type="float" office:value="1335" calcext:value-type="float">
            <text:p>133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742.94" calcext:value-type="float">
            <text:p>1742.9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82.32" calcext:value-type="float">
            <text:p>382.32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2" calcext:value-type="float">
            <text:p>602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90.43" calcext:value-type="float">
            <text:p>290.43</text:p>
          </table:table-cell>
          <table:table-cell office:value-type="float" office:value="1097" calcext:value-type="float">
            <text:p>109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265.97" calcext:value-type="float">
            <text:p>3265.97</text:p>
          </table:table-cell>
          <table:table-cell office:value-type="float" office:value="910" calcext:value-type="float">
            <text:p>9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769.42" calcext:value-type="float">
            <text:p>1769.4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86.32" calcext:value-type="float">
            <text:p>386.32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0.93" calcext:value-type="float">
            <text:p>600.93</text:p>
          </table:table-cell>
          <table:table-cell office:value-type="float" office:value="757" calcext:value-type="float">
            <text:p>75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98.65" calcext:value-type="float">
            <text:p>298.65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32.61" calcext:value-type="float">
            <text:p>3032.61</text:p>
          </table:table-cell>
          <table:table-cell office:value-type="float" office:value="1392" calcext:value-type="float">
            <text:p>139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846.92" calcext:value-type="float">
            <text:p>1846.92</text:p>
          </table:table-cell>
          <table:table-cell office:value-type="float" office:value="2731" calcext:value-type="float">
            <text:p>27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92.36" calcext:value-type="float">
            <text:p>392.36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92.44" calcext:value-type="float">
            <text:p>692.44</text:p>
          </table:table-cell>
          <table:table-cell office:value-type="float" office:value="466" calcext:value-type="float">
            <text:p>466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4.72" calcext:value-type="float">
            <text:p>574.72</text:p>
          </table:table-cell>
          <table:table-cell office:value-type="float" office:value="1452" calcext:value-type="float">
            <text:p>1452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14.68" calcext:value-type="float">
            <text:p>614.68</text:p>
          </table:table-cell>
          <table:table-cell office:value-type="float" office:value="870" calcext:value-type="float">
            <text:p>870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20.28" calcext:value-type="float">
            <text:p>620.28</text:p>
          </table:table-cell>
          <table:table-cell office:value-type="float" office:value="1637" calcext:value-type="float">
            <text:p>1637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9.27" calcext:value-type="float">
            <text:p>609.27</text:p>
          </table:table-cell>
          <table:table-cell office:value-type="float" office:value="1237" calcext:value-type="float">
            <text:p>1237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3.22" calcext:value-type="float">
            <text:p>623.22</text:p>
          </table:table-cell>
          <table:table-cell office:value-type="float" office:value="750" calcext:value-type="float">
            <text:p>750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94.34" calcext:value-type="float">
            <text:p>594.34</text:p>
          </table:table-cell>
          <table:table-cell office:value-type="float" office:value="888" calcext:value-type="float">
            <text:p>888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6.2" calcext:value-type="float">
            <text:p>606.2</text:p>
          </table:table-cell>
          <table:table-cell office:value-type="float" office:value="782" calcext:value-type="float">
            <text:p>782</text:p>
          </table:table-cell>
          <table:table-cell table:number-columns-repeated="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8.94" calcext:value-type="float">
            <text:p>618.94</text:p>
          </table:table-cell>
          <table:table-cell office:value-type="float" office:value="1279" calcext:value-type="float">
            <text:p>1279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4.7" calcext:value-type="float">
            <text:p>674.7</text:p>
          </table:table-cell>
          <table:table-cell office:value-type="float" office:value="859" calcext:value-type="float">
            <text:p>85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55:.B74])" office:value-type="float" office:value="613.4765" calcext:value-type="float">
            <text:p>613.4765</text:p>
          </table:table-cell>
          <table:table-cell table:formula="of:=AVERAGE([.C55:.C74])" office:value-type="float" office:value="884.35" calcext:value-type="float">
            <text:p>884.35</text:p>
          </table:table-cell>
          <table:table-cell/>
          <table:table-cell office:value-type="string" calcext:value-type="string">
            <text:p>AVERAGE</text:p>
          </table:table-cell>
          <table:table-cell table:formula="of:=AVERAGE([.F55:.F74])" office:value-type="float" office:value="297.913" calcext:value-type="float">
            <text:p>297.913</text:p>
          </table:table-cell>
          <table:table-cell table:formula="of:=AVERAGE([.G55:.G74])" office:value-type="float" office:value="798.3" calcext:value-type="float">
            <text:p>798.3</text:p>
          </table:table-cell>
          <table:table-cell/>
          <table:table-cell office:value-type="string" calcext:value-type="string">
            <text:p>AVERAGE</text:p>
          </table:table-cell>
          <table:table-cell table:formula="of:=AVERAGE([.J55:.J74])" office:value-type="float" office:value="3100.232" calcext:value-type="float">
            <text:p>3100.232</text:p>
          </table:table-cell>
          <table:table-cell table:formula="of:=AVERAGE([.K55:.K74])" office:value-type="float" office:value="1634.8" calcext:value-type="float">
            <text:p>1634.8</text:p>
          </table:table-cell>
          <table:table-cell/>
          <table:table-cell office:value-type="string" calcext:value-type="string">
            <text:p>AVERAGE</text:p>
          </table:table-cell>
          <table:table-cell table:formula="of:=AVERAGE([.N55:.N74])" office:value-type="float" office:value="1774.867" calcext:value-type="float">
            <text:p>1774.867</text:p>
          </table:table-cell>
          <table:table-cell table:formula="of:=AVERAGE([.O55:.O74])" office:value-type="float" office:value="3391.3" calcext:value-type="float">
            <text:p>3391.3</text:p>
          </table:table-cell>
          <table:table-cell/>
          <table:table-cell office:value-type="string" calcext:value-type="string">
            <text:p>AVERAGE</text:p>
          </table:table-cell>
          <table:table-cell table:formula="of:=AVERAGE([.R55:.R74])" office:value-type="float" office:value="390.34" calcext:value-type="float">
            <text:p>390.34</text:p>
          </table:table-cell>
          <table:table-cell table:formula="of:=AVERAGE([.S55:.S74])" office:value-type="float" office:value="1316" calcext:value-type="float">
            <text:p>1316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formula="of:=MIN([.B55:.B74])" office:value-type="float" office:value="573.03" calcext:value-type="float">
            <text:p>573.03</text:p>
          </table:table-cell>
          <table:table-cell table:formula="of:=MIN([.C55:.C74])" office:value-type="float" office:value="423" calcext:value-type="float">
            <text:p>423</text:p>
          </table:table-cell>
          <table:table-cell/>
          <table:table-cell office:value-type="string" calcext:value-type="string">
            <text:p>BEST</text:p>
          </table:table-cell>
          <table:table-cell table:formula="of:=MIN([.F55:.F74])" office:value-type="float" office:value="288.24" calcext:value-type="float">
            <text:p>288.24</text:p>
          </table:table-cell>
          <table:table-cell table:formula="of:=MIN([.G55:.G74])" office:value-type="float" office:value="372" calcext:value-type="float">
            <text:p>372</text:p>
          </table:table-cell>
          <table:table-cell/>
          <table:table-cell office:value-type="string" calcext:value-type="string">
            <text:p>BEST</text:p>
          </table:table-cell>
          <table:table-cell table:formula="of:=MIN([.J55:.J74])" office:value-type="float" office:value="3023.77" calcext:value-type="float">
            <text:p>3023.77</text:p>
          </table:table-cell>
          <table:table-cell table:formula="of:=MIN([.K55:.K74])" office:value-type="float" office:value="910" calcext:value-type="float">
            <text:p>910</text:p>
          </table:table-cell>
          <table:table-cell/>
          <table:table-cell office:value-type="string" calcext:value-type="string">
            <text:p>BEST</text:p>
          </table:table-cell>
          <table:table-cell table:formula="of:=MIN([.N55:.N74])" office:value-type="float" office:value="1705.03" calcext:value-type="float">
            <text:p>1705.03</text:p>
          </table:table-cell>
          <table:table-cell table:formula="of:=MIN([.O55:.O74])" office:value-type="float" office:value="2573" calcext:value-type="float">
            <text:p>2573</text:p>
          </table:table-cell>
          <table:table-cell/>
          <table:table-cell office:value-type="string" calcext:value-type="string">
            <text:p>BEST</text:p>
          </table:table-cell>
          <table:table-cell table:formula="of:=MIN([.R55:.R74])" office:value-type="float" office:value="379.1" calcext:value-type="float">
            <text:p>379.1</text:p>
          </table:table-cell>
          <table:table-cell table:formula="of:=MIN([.S55:.S74])" office:value-type="float" office:value="898" calcext:value-type="float">
            <text:p>898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55:.B74])" office:value-type="float" office:value="692.44" calcext:value-type="float">
            <text:p>692.44</text:p>
          </table:table-cell>
          <table:table-cell table:formula="of:=MAX([.C55:.C74])" office:value-type="float" office:value="1637" calcext:value-type="float">
            <text:p>1637</text:p>
          </table:table-cell>
          <table:table-cell/>
          <table:table-cell office:value-type="string" calcext:value-type="string">
            <text:p>WORST</text:p>
          </table:table-cell>
          <table:table-cell table:formula="of:=MAX([.F55:.F74])" office:value-type="float" office:value="314.78" calcext:value-type="float">
            <text:p>314.78</text:p>
          </table:table-cell>
          <table:table-cell table:formula="of:=MAX([.G55:.G74])" office:value-type="float" office:value="1192" calcext:value-type="float">
            <text:p>1192</text:p>
          </table:table-cell>
          <table:table-cell/>
          <table:table-cell office:value-type="string" calcext:value-type="string">
            <text:p>WORST</text:p>
          </table:table-cell>
          <table:table-cell table:formula="of:=MAX([.J55:.J74])" office:value-type="float" office:value="3265.97" calcext:value-type="float">
            <text:p>3265.97</text:p>
          </table:table-cell>
          <table:table-cell table:formula="of:=MAX([.K55:.K74])" office:value-type="float" office:value="2875" calcext:value-type="float">
            <text:p>2875</text:p>
          </table:table-cell>
          <table:table-cell/>
          <table:table-cell office:value-type="string" calcext:value-type="string">
            <text:p>WORST</text:p>
          </table:table-cell>
          <table:table-cell table:formula="of:=MAX([.N55:.N74])" office:value-type="float" office:value="1846.92" calcext:value-type="float">
            <text:p>1846.92</text:p>
          </table:table-cell>
          <table:table-cell table:formula="of:=MAX([.O55:.O74])" office:value-type="float" office:value="3600" calcext:value-type="float">
            <text:p>3600</text:p>
          </table:table-cell>
          <table:table-cell/>
          <table:table-cell office:value-type="string" calcext:value-type="string">
            <text:p>WORST</text:p>
          </table:table-cell>
          <table:table-cell table:formula="of:=MAX([.R55:.R74])" office:value-type="float" office:value="403.39" calcext:value-type="float">
            <text:p>403.39</text:p>
          </table:table-cell>
          <table:table-cell table:formula="of:=MAX([.S55:.S74])" office:value-type="float" office:value="1754" calcext:value-type="float">
            <text:p>1754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p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5.19" calcext:value-type="float">
            <text:p>1115.19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84.02" calcext:value-type="float">
            <text:p>1184.02</text:p>
          </table:table-cell>
          <table:table-cell office:value-type="float" office:value="3425" calcext:value-type="float">
            <text:p>34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35.82" calcext:value-type="float">
            <text:p>1235.82</text:p>
          </table:table-cell>
          <table:table-cell office:value-type="float" office:value="2429" calcext:value-type="float">
            <text:p>24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82.65" calcext:value-type="float">
            <text:p>1182.65</text:p>
          </table:table-cell>
          <table:table-cell office:value-type="float" office:value="2894" calcext:value-type="float">
            <text:p>28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36.65" calcext:value-type="float">
            <text:p>1236.65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29.61" calcext:value-type="float">
            <text:p>1129.61</text:p>
          </table:table-cell>
          <table:table-cell office:value-type="float" office:value="472" calcext:value-type="float">
            <text:p>4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13.02" calcext:value-type="float">
            <text:p>1213.02</text:p>
          </table:table-cell>
          <table:table-cell office:value-type="float" office:value="1488" calcext:value-type="float">
            <text:p>14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83.63" calcext:value-type="float">
            <text:p>1183.63</text:p>
          </table:table-cell>
          <table:table-cell office:value-type="float" office:value="3210" calcext:value-type="float">
            <text:p>32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53.47" calcext:value-type="float">
            <text:p>1253.47</text:p>
          </table:table-cell>
          <table:table-cell office:value-type="float" office:value="1548" calcext:value-type="float">
            <text:p>154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90.25" calcext:value-type="float">
            <text:p>1290.25</text:p>
          </table:table-cell>
          <table:table-cell office:value-type="float" office:value="3109" calcext:value-type="float">
            <text:p>31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2.85" calcext:value-type="float">
            <text:p>1112.85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07.99" calcext:value-type="float">
            <text:p>1207.99</text:p>
          </table:table-cell>
          <table:table-cell office:value-type="float" office:value="3362" calcext:value-type="float">
            <text:p>336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41.67" calcext:value-type="float">
            <text:p>1241.67</text:p>
          </table:table-cell>
          <table:table-cell office:value-type="float" office:value="1467" calcext:value-type="float">
            <text:p>14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23.28" calcext:value-type="float">
            <text:p>1223.28</text:p>
          </table:table-cell>
          <table:table-cell office:value-type="float" office:value="2735" calcext:value-type="float">
            <text:p>273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31.96" calcext:value-type="float">
            <text:p>1231.96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20.83" calcext:value-type="float">
            <text:p>1120.83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66.08" calcext:value-type="float">
            <text:p>1166.0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01.93" calcext:value-type="float">
            <text:p>1201.93</text:p>
          </table:table-cell>
          <table:table-cell office:value-type="float" office:value="1630" calcext:value-type="float">
            <text:p>16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91.96" calcext:value-type="float">
            <text:p>1191.9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55.57" calcext:value-type="float">
            <text:p>1255.57</text:p>
          </table:table-cell>
          <table:table-cell office:value-type="float" office:value="2974" calcext:value-type="float">
            <text:p>29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14.64" calcext:value-type="float">
            <text:p>1114.64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17.94" calcext:value-type="float">
            <text:p>1217.94</text:p>
          </table:table-cell>
          <table:table-cell office:value-type="float" office:value="2671" calcext:value-type="float">
            <text:p>267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94.8" calcext:value-type="float">
            <text:p>1194.8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19.9" calcext:value-type="float">
            <text:p>1219.9</text:p>
          </table:table-cell>
          <table:table-cell office:value-type="float" office:value="2140" calcext:value-type="float">
            <text:p>21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50.63" calcext:value-type="float">
            <text:p>1250.63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11.12" calcext:value-type="float">
            <text:p>1111.12</text:p>
          </table:table-cell>
          <table:table-cell office:value-type="float" office:value="537" calcext:value-type="float">
            <text:p>53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93.3" calcext:value-type="float">
            <text:p>1193.3</text:p>
          </table:table-cell>
          <table:table-cell office:value-type="float" office:value="2791" calcext:value-type="float">
            <text:p>279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17.04" calcext:value-type="float">
            <text:p>1217.04</text:p>
          </table:table-cell>
          <table:table-cell office:value-type="float" office:value="1505" calcext:value-type="float">
            <text:p>150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87.58" calcext:value-type="float">
            <text:p>1187.58</text:p>
          </table:table-cell>
          <table:table-cell office:value-type="float" office:value="2858" calcext:value-type="float">
            <text:p>285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79.64" calcext:value-type="float">
            <text:p>1279.64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28.53" calcext:value-type="float">
            <text:p>1128.53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28.27" calcext:value-type="float">
            <text:p>1228.27</text:p>
          </table:table-cell>
          <table:table-cell office:value-type="float" office:value="1840" calcext:value-type="float">
            <text:p>18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18.24" calcext:value-type="float">
            <text:p>1218.24</text:p>
          </table:table-cell>
          <table:table-cell office:value-type="float" office:value="2159" calcext:value-type="float">
            <text:p>215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16.83" calcext:value-type="float">
            <text:p>1216.83</text:p>
          </table:table-cell>
          <table:table-cell office:value-type="float" office:value="2334" calcext:value-type="float">
            <text:p>233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96.42" calcext:value-type="float">
            <text:p>1296.42</text:p>
          </table:table-cell>
          <table:table-cell office:value-type="float" office:value="2499" calcext:value-type="float">
            <text:p>24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16.81" calcext:value-type="float">
            <text:p>1116.81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12.83" calcext:value-type="float">
            <text:p>1212.83</text:p>
          </table:table-cell>
          <table:table-cell office:value-type="float" office:value="1409" calcext:value-type="float">
            <text:p>14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78.51" calcext:value-type="float">
            <text:p>1178.5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84.62" calcext:value-type="float">
            <text:p>1184.62</text:p>
          </table:table-cell>
          <table:table-cell office:value-type="float" office:value="2796" calcext:value-type="float">
            <text:p>279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67.45" calcext:value-type="float">
            <text:p>1267.45</text:p>
          </table:table-cell>
          <table:table-cell office:value-type="float" office:value="3499" calcext:value-type="float">
            <text:p>34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70.17" calcext:value-type="float">
            <text:p>1170.17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00.66" calcext:value-type="float">
            <text:p>1200.66</text:p>
          </table:table-cell>
          <table:table-cell office:value-type="float" office:value="2941" calcext:value-type="float">
            <text:p>294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36.65" calcext:value-type="float">
            <text:p>1236.65</text:p>
          </table:table-cell>
          <table:table-cell office:value-type="float" office:value="1085" calcext:value-type="float">
            <text:p>108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42.74" calcext:value-type="float">
            <text:p>1142.74</text:p>
          </table:table-cell>
          <table:table-cell office:value-type="float" office:value="3186" calcext:value-type="float">
            <text:p>318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73.97" calcext:value-type="float">
            <text:p>1273.97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13.61" calcext:value-type="float">
            <text:p>1113.61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01.67" calcext:value-type="float">
            <text:p>1201.67</text:p>
          </table:table-cell>
          <table:table-cell office:value-type="float" office:value="1184" calcext:value-type="float">
            <text:p>118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87.77" calcext:value-type="float">
            <text:p>1187.77</text:p>
          </table:table-cell>
          <table:table-cell office:value-type="float" office:value="2521" calcext:value-type="float">
            <text:p>252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95.79" calcext:value-type="float">
            <text:p>1195.79</text:p>
          </table:table-cell>
          <table:table-cell office:value-type="float" office:value="2185" calcext:value-type="float">
            <text:p>218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56.55" calcext:value-type="float">
            <text:p>1256.55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 table:number-rows-repeated="10">
          <table:table-cell table:number-columns-repeated="19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81:.B100])" office:value-type="float" office:value="1123.336" calcext:value-type="float">
            <text:p>1123.336</text:p>
          </table:table-cell>
          <table:table-cell table:formula="of:=AVERAGE([.C81:.C100])" office:value-type="float" office:value="423.4" calcext:value-type="float">
            <text:p>423.4</text:p>
          </table:table-cell>
          <table:table-cell/>
          <table:table-cell office:value-type="string" calcext:value-type="string">
            <text:p>AVERAGE</text:p>
          </table:table-cell>
          <table:table-cell table:formula="of:=AVERAGE([.F81:.F100])" office:value-type="float" office:value="1202.578" calcext:value-type="float">
            <text:p>1202.578</text:p>
          </table:table-cell>
          <table:table-cell table:formula="of:=AVERAGE([.G81:.G100])" office:value-type="float" office:value="2471.1" calcext:value-type="float">
            <text:p>2471.1</text:p>
          </table:table-cell>
          <table:table-cell/>
          <table:table-cell office:value-type="string" calcext:value-type="string">
            <text:p>AVERAGE</text:p>
          </table:table-cell>
          <table:table-cell table:formula="of:=AVERAGE([.J81:.J100])" office:value-type="float" office:value="1209.606" calcext:value-type="float">
            <text:p>1209.606</text:p>
          </table:table-cell>
          <table:table-cell table:formula="of:=AVERAGE([.K81:.K100])" office:value-type="float" office:value="2145.6" calcext:value-type="float">
            <text:p>2145.6</text:p>
          </table:table-cell>
          <table:table-cell/>
          <table:table-cell office:value-type="string" calcext:value-type="string">
            <text:p>AVERAGE</text:p>
          </table:table-cell>
          <table:table-cell table:formula="of:=AVERAGE([.N81:.N100])" office:value-type="float" office:value="1199.882" calcext:value-type="float">
            <text:p>1199.882</text:p>
          </table:table-cell>
          <table:table-cell table:formula="of:=AVERAGE([.O81:.O100])" office:value-type="float" office:value="2627.6" calcext:value-type="float">
            <text:p>2627.6</text:p>
          </table:table-cell>
          <table:table-cell/>
          <table:table-cell office:value-type="string" calcext:value-type="string">
            <text:p>AVERAGE</text:p>
          </table:table-cell>
          <table:table-cell table:formula="of:=AVERAGE([.R81:.R100])" office:value-type="float" office:value="1263.909" calcext:value-type="float">
            <text:p>1263.909</text:p>
          </table:table-cell>
          <table:table-cell table:formula="of:=AVERAGE([.S81:.S100])" office:value-type="float" office:value="3368.1" calcext:value-type="float">
            <text:p>3368.1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formula="of:=MIN([.B81:.B100])" office:value-type="float" office:value="1111.12" calcext:value-type="float">
            <text:p>1111.12</text:p>
          </table:table-cell>
          <table:table-cell table:formula="of:=MIN([.C81:.C100])" office:value-type="float" office:value="259" calcext:value-type="float">
            <text:p>259</text:p>
          </table:table-cell>
          <table:table-cell/>
          <table:table-cell office:value-type="string" calcext:value-type="string">
            <text:p>BEST</text:p>
          </table:table-cell>
          <table:table-cell table:formula="of:=MIN([.F81:.F100])" office:value-type="float" office:value="1166.08" calcext:value-type="float">
            <text:p>1166.08</text:p>
          </table:table-cell>
          <table:table-cell table:formula="of:=MIN([.G81:.G100])" office:value-type="float" office:value="1184" calcext:value-type="float">
            <text:p>1184</text:p>
          </table:table-cell>
          <table:table-cell/>
          <table:table-cell office:value-type="string" calcext:value-type="string">
            <text:p>BEST</text:p>
          </table:table-cell>
          <table:table-cell table:formula="of:=MIN([.J81:.J100])" office:value-type="float" office:value="1178.51" calcext:value-type="float">
            <text:p>1178.51</text:p>
          </table:table-cell>
          <table:table-cell table:formula="of:=MIN([.K81:.K100])" office:value-type="float" office:value="1085" calcext:value-type="float">
            <text:p>1085</text:p>
          </table:table-cell>
          <table:table-cell/>
          <table:table-cell office:value-type="string" calcext:value-type="string">
            <text:p>BEST</text:p>
          </table:table-cell>
          <table:table-cell table:formula="of:=MIN([.N81:.N100])" office:value-type="float" office:value="1142.74" calcext:value-type="float">
            <text:p>1142.74</text:p>
          </table:table-cell>
          <table:table-cell table:formula="of:=MIN([.O81:.O100])" office:value-type="float" office:value="1548" calcext:value-type="float">
            <text:p>1548</text:p>
          </table:table-cell>
          <table:table-cell/>
          <table:table-cell office:value-type="string" calcext:value-type="string">
            <text:p>BEST</text:p>
          </table:table-cell>
          <table:table-cell table:formula="of:=MIN([.R81:.R100])" office:value-type="float" office:value="1231.96" calcext:value-type="float">
            <text:p>1231.96</text:p>
          </table:table-cell>
          <table:table-cell table:formula="of:=MIN([.S81:.S100])" office:value-type="float" office:value="2499" calcext:value-type="float">
            <text:p>2499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81:.B100])" office:value-type="float" office:value="1170.17" calcext:value-type="float">
            <text:p>1170.17</text:p>
          </table:table-cell>
          <table:table-cell table:formula="of:=MAX([.C81:.C100])" office:value-type="float" office:value="552" calcext:value-type="float">
            <text:p>552</text:p>
          </table:table-cell>
          <table:table-cell/>
          <table:table-cell office:value-type="string" calcext:value-type="string">
            <text:p>WORST</text:p>
          </table:table-cell>
          <table:table-cell table:formula="of:=MAX([.F81:.F100])" office:value-type="float" office:value="1228.27" calcext:value-type="float">
            <text:p>1228.27</text:p>
          </table:table-cell>
          <table:table-cell table:formula="of:=MAX([.G81:.G100])" office:value-type="float" office:value="3600" calcext:value-type="float">
            <text:p>3600</text:p>
          </table:table-cell>
          <table:table-cell/>
          <table:table-cell office:value-type="string" calcext:value-type="string">
            <text:p>WORST</text:p>
          </table:table-cell>
          <table:table-cell table:formula="of:=MAX([.J81:.J100])" office:value-type="float" office:value="1241.67" calcext:value-type="float">
            <text:p>1241.67</text:p>
          </table:table-cell>
          <table:table-cell table:formula="of:=MAX([.K81:.K100])" office:value-type="float" office:value="3600" calcext:value-type="float">
            <text:p>3600</text:p>
          </table:table-cell>
          <table:table-cell/>
          <table:table-cell office:value-type="string" calcext:value-type="string">
            <text:p>WORST</text:p>
          </table:table-cell>
          <table:table-cell table:formula="of:=MAX([.N81:.N100])" office:value-type="float" office:value="1253.47" calcext:value-type="float">
            <text:p>1253.47</text:p>
          </table:table-cell>
          <table:table-cell table:formula="of:=MAX([.O81:.O100])" office:value-type="float" office:value="3600" calcext:value-type="float">
            <text:p>3600</text:p>
          </table:table-cell>
          <table:table-cell/>
          <table:table-cell office:value-type="string" calcext:value-type="string">
            <text:p>WORST</text:p>
          </table:table-cell>
          <table:table-cell table:formula="of:=MAX([.R81:.R100])" office:value-type="float" office:value="1296.42" calcext:value-type="float">
            <text:p>1296.42</text:p>
          </table:table-cell>
          <table:table-cell table:formula="of:=MAX([.S81:.S100])" office:value-type="float" office:value="3600" calcext:value-type="float">
            <text:p>3600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p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2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2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1.09" calcext:value-type="float">
            <text:p>1321.0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29.03" calcext:value-type="float">
            <text:p>1329.0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47.87" calcext:value-type="float">
            <text:p>1347.87</text:p>
          </table:table-cell>
          <table:table-cell office:value-type="float" office:value="3600" calcext:value-type="float">
            <text:p>3600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31.45" calcext:value-type="float">
            <text:p>1331.4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29.32" calcext:value-type="float">
            <text:p>1329.3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32.05" calcext:value-type="float">
            <text:p>1332.05</text:p>
          </table:table-cell>
          <table:table-cell office:value-type="float" office:value="3600" calcext:value-type="float">
            <text:p>3600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36.44" calcext:value-type="float">
            <text:p>1336.4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17.94" calcext:value-type="float">
            <text:p>1317.9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50.59" calcext:value-type="float">
            <text:p>1350.59</text:p>
          </table:table-cell>
          <table:table-cell office:value-type="float" office:value="3600" calcext:value-type="float">
            <text:p>3600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46.68" calcext:value-type="float">
            <text:p>1346.6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27.29" calcext:value-type="float">
            <text:p>1327.2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39.23" calcext:value-type="float">
            <text:p>1339.23</text:p>
          </table:table-cell>
          <table:table-cell office:value-type="float" office:value="3600" calcext:value-type="float">
            <text:p>3600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96.19" calcext:value-type="float">
            <text:p>1296.1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30.64" calcext:value-type="float">
            <text:p>1330.6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37.78" calcext:value-type="float">
            <text:p>1337.78</text:p>
          </table:table-cell>
          <table:table-cell office:value-type="float" office:value="3600" calcext:value-type="float">
            <text:p>3600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27.43" calcext:value-type="float">
            <text:p>1327.4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20.63" calcext:value-type="float">
            <text:p>1320.6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56.62" calcext:value-type="float">
            <text:p>1356.62</text:p>
          </table:table-cell>
          <table:table-cell office:value-type="float" office:value="3600" calcext:value-type="float">
            <text:p>3600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18.74" calcext:value-type="float">
            <text:p>1318.7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37.7" calcext:value-type="float">
            <text:p>1337.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31.88" calcext:value-type="float">
            <text:p>1331.88</text:p>
          </table:table-cell>
          <table:table-cell office:value-type="float" office:value="3600" calcext:value-type="float">
            <text:p>3600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47.09" calcext:value-type="float">
            <text:p>1347.0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29.77" calcext:value-type="float">
            <text:p>1329.7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19.93" calcext:value-type="float">
            <text:p>1319.93</text:p>
          </table:table-cell>
          <table:table-cell office:value-type="float" office:value="3600" calcext:value-type="float">
            <text:p>3600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34.72" calcext:value-type="float">
            <text:p>1334.7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54.61" calcext:value-type="float">
            <text:p>1354.6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54.03" calcext:value-type="float">
            <text:p>1354.03</text:p>
          </table:table-cell>
          <table:table-cell office:value-type="float" office:value="3600" calcext:value-type="float">
            <text:p>360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41.32" calcext:value-type="float">
            <text:p>1341.3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43.79" calcext:value-type="float">
            <text:p>1343.7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45.05" calcext:value-type="float">
            <text:p>1345.05</text:p>
          </table:table-cell>
          <table:table-cell office:value-type="float" office:value="3600" calcext:value-type="float">
            <text:p>3600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107:.B116])" office:value-type="float" office:value="1330.115" calcext:value-type="float">
            <text:p>1330.115</text:p>
          </table:table-cell>
          <table:table-cell table:formula="of:=AVERAGE([.C107:.C116])" office:value-type="float" office:value="3600" calcext:value-type="float">
            <text:p>3600</text:p>
          </table:table-cell>
          <table:table-cell/>
          <table:table-cell office:value-type="string" calcext:value-type="string">
            <text:p>AVERAGE</text:p>
          </table:table-cell>
          <table:table-cell table:formula="of:=AVERAGE([.F107:.F116])" office:value-type="float" office:value="1332.072" calcext:value-type="float">
            <text:p>1332.072</text:p>
          </table:table-cell>
          <table:table-cell table:formula="of:=AVERAGE([.G107:.G116])" office:value-type="float" office:value="3600" calcext:value-type="float">
            <text:p>3600</text:p>
          </table:table-cell>
          <table:table-cell/>
          <table:table-cell office:value-type="string" calcext:value-type="string">
            <text:p>AVERAGE</text:p>
          </table:table-cell>
          <table:table-cell table:formula="of:=AVERAGE([.J107:.J116])" office:value-type="float" office:value="1341.503" calcext:value-type="float">
            <text:p>1341.503</text:p>
          </table:table-cell>
          <table:table-cell table:formula="of:=AVERAGE([.K107:.K116])" office:value-type="float" office:value="3600" calcext:value-type="float">
            <text:p>3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ST</text:p>
          </table:table-cell>
          <table:table-cell table:formula="of:=MIN([.B107:.B116])" office:value-type="float" office:value="1296.19" calcext:value-type="float">
            <text:p>1296.19</text:p>
          </table:table-cell>
          <table:table-cell table:formula="of:=MIN([.C107:.C116])" office:value-type="float" office:value="3600" calcext:value-type="float">
            <text:p>3600</text:p>
          </table:table-cell>
          <table:table-cell/>
          <table:table-cell office:value-type="string" calcext:value-type="string">
            <text:p>BEST</text:p>
          </table:table-cell>
          <table:table-cell table:formula="of:=MIN([.F107:.F116])" office:value-type="float" office:value="1317.94" calcext:value-type="float">
            <text:p>1317.94</text:p>
          </table:table-cell>
          <table:table-cell table:formula="of:=MIN([.G107:.G116])" office:value-type="float" office:value="3600" calcext:value-type="float">
            <text:p>3600</text:p>
          </table:table-cell>
          <table:table-cell/>
          <table:table-cell office:value-type="string" calcext:value-type="string">
            <text:p>BEST</text:p>
          </table:table-cell>
          <table:table-cell table:formula="of:=MIN([.J107:.J116])" office:value-type="float" office:value="1319.93" calcext:value-type="float">
            <text:p>1319.93</text:p>
          </table:table-cell>
          <table:table-cell table:formula="of:=MIN([.K107:.K116])" office:value-type="float" office:value="3600" calcext:value-type="float">
            <text:p>3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107:.B116])" office:value-type="float" office:value="1347.09" calcext:value-type="float">
            <text:p>1347.09</text:p>
          </table:table-cell>
          <table:table-cell table:formula="of:=MAX([.C107:.C116])" office:value-type="float" office:value="3600" calcext:value-type="float">
            <text:p>3600</text:p>
          </table:table-cell>
          <table:table-cell/>
          <table:table-cell office:value-type="string" calcext:value-type="string">
            <text:p>WORST</text:p>
          </table:table-cell>
          <table:table-cell table:formula="of:=MAX([.F107:.F116])" office:value-type="float" office:value="1354.61" calcext:value-type="float">
            <text:p>1354.61</text:p>
          </table:table-cell>
          <table:table-cell table:formula="of:=MAX([.G107:.G116])" office:value-type="float" office:value="3600" calcext:value-type="float">
            <text:p>3600</text:p>
          </table:table-cell>
          <table:table-cell/>
          <table:table-cell office:value-type="string" calcext:value-type="string">
            <text:p>WORST</text:p>
          </table:table-cell>
          <table:table-cell table:formula="of:=MAX([.J107:.J116])" office:value-type="float" office:value="1356.62" calcext:value-type="float">
            <text:p>1356.62</text:p>
          </table:table-cell>
          <table:table-cell table:formula="of:=MAX([.K107:.K116])" office:value-type="float" office:value="3600" calcext:value-type="float">
            <text:p>3600</text:p>
          </table:table-cell>
          <table:table-cell table:number-columns-repeated="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ACO BES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average time</text:p>
          </table:table-cell>
          <table:table-cell/>
          <table:table-cell office:value-type="string" calcext:value-type="string">
            <text:p>p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88" calcext:value-type="float">
            <text:p>188.00</text:p>
          </table:table-cell>
          <table:table-cell table:style-name="ce1" office:value-type="float" office:value="200.66" calcext:value-type="float">
            <text:p>200.66</text:p>
          </table:table-cell>
          <table:table-cell table:style-name="ce1" table:formula="of:=([.C124]-[.B124])/[.B124]*100" office:value-type="float" office:value="6.73404255319149" calcext:value-type="float">
            <text:p>6.73</text:p>
          </table:table-cell>
          <table:table-cell table:style-name="ce1" office:value-type="float" office:value="234.78" calcext:value-type="float">
            <text:p>234.78</text:p>
          </table:table-cell>
          <table:table-cell table:style-name="ce1" table:formula="of:=([.E124]-[.B124])/[.B124]*100" office:value-type="float" office:value="24.8829787234043" calcext:value-type="float">
            <text:p>24.88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61.39" calcext:value-type="float">
            <text:p>1261.3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78.28" calcext:value-type="float">
            <text:p>1278.28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184.01" calcext:value-type="float">
            <text:p>184.01</text:p>
          </table:table-cell>
          <table:table-cell table:style-name="ce1" office:value-type="float" office:value="197.78" calcext:value-type="float">
            <text:p>197.78</text:p>
          </table:table-cell>
          <table:table-cell table:style-name="ce1" table:formula="of:=([.C125]-[.B125])/[.B125]*100" office:value-type="float" office:value="7.48328895168741" calcext:value-type="float">
            <text:p>7.48</text:p>
          </table:table-cell>
          <table:table-cell table:style-name="ce1" office:value-type="float" office:value="228.47" calcext:value-type="float">
            <text:p>228.47</text:p>
          </table:table-cell>
          <table:table-cell table:style-name="ce1" table:formula="of:=([.E125]-[.B125])/[.B125]*100" office:value-type="float" office:value="24.1617303407424" calcext:value-type="float">
            <text:p>24.1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60.81" calcext:value-type="float">
            <text:p>1260.8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75.85" calcext:value-type="float">
            <text:p>1275.85</text:p>
          </table:table-cell>
          <table:table-cell office:value-type="float" office:value="3332" calcext:value-type="float">
            <text:p>333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176.26" calcext:value-type="float">
            <text:p>176.26</text:p>
          </table:table-cell>
          <table:table-cell table:style-name="ce1" office:value-type="float" office:value="186.33" calcext:value-type="float">
            <text:p>186.33</text:p>
          </table:table-cell>
          <table:table-cell table:style-name="ce1" table:formula="of:=([.C126]-[.B126])/[.B126]*100" office:value-type="float" office:value="5.7131510268921" calcext:value-type="float">
            <text:p>5.71</text:p>
          </table:table-cell>
          <table:table-cell table:style-name="ce1" office:value-type="float" office:value="198.56" calcext:value-type="float">
            <text:p>198.56</text:p>
          </table:table-cell>
          <table:table-cell table:style-name="ce1" table:formula="of:=([.E126]-[.B126])/[.B126]*100" office:value-type="float" office:value="12.6517644388971" calcext:value-type="float">
            <text:p>12.65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51.27" calcext:value-type="float">
            <text:p>1251.2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55.95" calcext:value-type="float">
            <text:p>1255.95</text:p>
          </table:table-cell>
          <table:table-cell office:value-type="float" office:value="3390" calcext:value-type="float">
            <text:p>339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624.93" calcext:value-type="float">
            <text:p>624.93</text:p>
          </table:table-cell>
          <table:table-cell table:style-name="ce1" office:value-type="float" office:value="642.98" calcext:value-type="float">
            <text:p>642.98</text:p>
          </table:table-cell>
          <table:table-cell table:style-name="ce1" table:formula="of:=([.C127]-[.B127])/[.B127]*100" office:value-type="float" office:value="2.88832349223114" calcext:value-type="float">
            <text:p>2.89</text:p>
          </table:table-cell>
          <table:table-cell table:style-name="ce1" office:value-type="float" office:value="689.6" calcext:value-type="float">
            <text:p>689.60</text:p>
          </table:table-cell>
          <table:table-cell table:style-name="ce1" table:formula="of:=([.E127]-[.B127])/[.B127]*100" office:value-type="float" office:value="10.3483590162098" calcext:value-type="float">
            <text:p>10.35</text:p>
          </table:table-cell>
          <table:table-cell office:value-type="float" office:value="1173" calcext:value-type="float">
            <text:p>117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84.23" calcext:value-type="float">
            <text:p>1284.2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73.8" calcext:value-type="float">
            <text:p>1273.8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573.03" calcext:value-type="float">
            <text:p>573.03</text:p>
          </table:table-cell>
          <table:table-cell table:style-name="ce1" office:value-type="float" office:value="613.47" calcext:value-type="float">
            <text:p>613.47</text:p>
          </table:table-cell>
          <table:table-cell table:style-name="ce1" table:formula="of:=([.C128]-[.B128])/[.B128]*100" office:value-type="float" office:value="7.05722213496677" calcext:value-type="float">
            <text:p>7.06</text:p>
          </table:table-cell>
          <table:table-cell table:style-name="ce1" office:value-type="float" office:value="692.44" calcext:value-type="float">
            <text:p>692.44</text:p>
          </table:table-cell>
          <table:table-cell table:style-name="ce1" table:formula="of:=([.E128]-[.B128])/[.B128]*100" office:value-type="float" office:value="20.8383505226603" calcext:value-type="float">
            <text:p>20.84</text:p>
          </table:table-cell>
          <table:table-cell office:value-type="float" office:value="884" calcext:value-type="float">
            <text:p>88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75.54" calcext:value-type="float">
            <text:p>1275.5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55.4" calcext:value-type="float">
            <text:p>1255.4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379.1" calcext:value-type="float">
            <text:p>379.10</text:p>
          </table:table-cell>
          <table:table-cell table:style-name="ce1" office:value-type="float" office:value="390.34" calcext:value-type="float">
            <text:p>390.34</text:p>
          </table:table-cell>
          <table:table-cell table:style-name="ce1" table:formula="of:=([.C129]-[.B129])/[.B129]*100" office:value-type="float" office:value="2.96491690846741" calcext:value-type="float">
            <text:p>2.96</text:p>
          </table:table-cell>
          <table:table-cell table:style-name="ce1" office:value-type="float" office:value="403.39" calcext:value-type="float">
            <text:p>403.39</text:p>
          </table:table-cell>
          <table:table-cell table:style-name="ce1" table:formula="of:=([.E129]-[.B129])/[.B129]*100" office:value-type="float" office:value="6.40728040094961" calcext:value-type="float">
            <text:p>6.41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67.45" calcext:value-type="float">
            <text:p>1267.4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57.1" calcext:value-type="float">
            <text:p>1257.1</text:p>
          </table:table-cell>
          <table:table-cell office:value-type="float" office:value="2983" calcext:value-type="float">
            <text:p>298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288.24" calcext:value-type="float">
            <text:p>288.24</text:p>
          </table:table-cell>
          <table:table-cell table:style-name="ce1" office:value-type="float" office:value="297.91" calcext:value-type="float">
            <text:p>297.91</text:p>
          </table:table-cell>
          <table:table-cell table:style-name="ce1" table:formula="of:=([.C130]-[.B130])/[.B130]*100" office:value-type="float" office:value="3.3548431862337" calcext:value-type="float">
            <text:p>3.35</text:p>
          </table:table-cell>
          <table:table-cell table:style-name="ce1" office:value-type="float" office:value="314.78" calcext:value-type="float">
            <text:p>314.78</text:p>
          </table:table-cell>
          <table:table-cell table:style-name="ce1" table:formula="of:=([.E130]-[.B130])/[.B130]*100" office:value-type="float" office:value="9.2076047737996" calcext:value-type="float">
            <text:p>9.21</text:p>
          </table:table-cell>
          <table:table-cell office:value-type="float" office:value="798" calcext:value-type="float">
            <text:p>7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69.68" calcext:value-type="float">
            <text:p>1269.6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46.36" calcext:value-type="float">
            <text:p>1246.36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3023.77" calcext:value-type="float">
            <text:p>3023.77</text:p>
          </table:table-cell>
          <table:table-cell table:style-name="ce1" office:value-type="float" office:value="3100.23" calcext:value-type="float">
            <text:p>3100.23</text:p>
          </table:table-cell>
          <table:table-cell table:style-name="ce1" table:formula="of:=([.C131]-[.B131])/[.B131]*100" office:value-type="float" office:value="2.5286314766004" calcext:value-type="float">
            <text:p>2.53</text:p>
          </table:table-cell>
          <table:table-cell table:style-name="ce1" office:value-type="float" office:value="3265.97" calcext:value-type="float">
            <text:p>3265.97</text:p>
          </table:table-cell>
          <table:table-cell table:style-name="ce1" table:formula="of:=([.E131]-[.B131])/[.B131]*100" office:value-type="float" office:value="8.00986847544621" calcext:value-type="float">
            <text:p>8.01</text:p>
          </table:table-cell>
          <table:table-cell office:value-type="float" office:value="1635" calcext:value-type="float">
            <text:p>163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50.26" calcext:value-type="float">
            <text:p>1250.2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80.77" calcext:value-type="float">
            <text:p>1280.77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1705.03" calcext:value-type="float">
            <text:p>1705.03</text:p>
          </table:table-cell>
          <table:table-cell table:style-name="ce1" office:value-type="float" office:value="1774.86" calcext:value-type="float">
            <text:p>1774.86</text:p>
          </table:table-cell>
          <table:table-cell table:style-name="ce1" table:formula="of:=([.C132]-[.B132])/[.B132]*100" office:value-type="float" office:value="4.09552911092473" calcext:value-type="float">
            <text:p>4.10</text:p>
          </table:table-cell>
          <table:table-cell table:style-name="ce1" office:value-type="float" office:value="1846.92" calcext:value-type="float">
            <text:p>1846.92</text:p>
          </table:table-cell>
          <table:table-cell table:style-name="ce1" table:formula="of:=([.E132]-[.B132])/[.B132]*100" office:value-type="float" office:value="8.32184770942447" calcext:value-type="float">
            <text:p>8.32</text:p>
          </table:table-cell>
          <table:table-cell office:value-type="float" office:value="3391" calcext:value-type="float">
            <text:p>339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68.05" calcext:value-type="float">
            <text:p>1268.0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66.84" calcext:value-type="float">
            <text:p>1266.84</text:p>
          </table:table-cell>
          <table:table-cell office:value-type="float" office:value="3144" calcext:value-type="float">
            <text:p>314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1286.28" calcext:value-type="float">
            <text:p>1286.28</text:p>
          </table:table-cell>
          <table:table-cell table:style-name="ce1" office:value-type="float" office:value="1319.78" calcext:value-type="float">
            <text:p>1319.78</text:p>
          </table:table-cell>
          <table:table-cell table:style-name="ce1" table:formula="of:=([.C133]-[.B133])/[.B133]*100" office:value-type="float" office:value="2.60440961532481" calcext:value-type="float">
            <text:p>2.60</text:p>
          </table:table-cell>
          <table:table-cell table:style-name="ce1" office:value-type="float" office:value="1349.47" calcext:value-type="float">
            <text:p>1349.47</text:p>
          </table:table-cell>
          <table:table-cell table:style-name="ce1" table:formula="of:=([.E133]-[.B133])/[.B133]*100" office:value-type="float" office:value="4.91261622663806" calcext:value-type="float">
            <text:p>4.91</text:p>
          </table:table-cell>
          <table:table-cell office:value-type="float" office:value="3549" calcext:value-type="float">
            <text:p>35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76.77" calcext:value-type="float">
            <text:p>1276.7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76.64" calcext:value-type="float">
            <text:p>1276.64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992.16" calcext:value-type="float">
            <text:p>992.16</text:p>
          </table:table-cell>
          <table:table-cell table:style-name="ce1" office:value-type="float" office:value="1035.63" calcext:value-type="float">
            <text:p>1035.63</text:p>
          </table:table-cell>
          <table:table-cell table:style-name="ce1" table:formula="of:=([.C134]-[.B134])/[.B134]*100" office:value-type="float" office:value="4.38134978229319" calcext:value-type="float">
            <text:p>4.38</text:p>
          </table:table-cell>
          <table:table-cell table:style-name="ce1" office:value-type="float" office:value="1061.7" calcext:value-type="float">
            <text:p>1061.70</text:p>
          </table:table-cell>
          <table:table-cell table:style-name="ce1" table:formula="of:=([.E134]-[.B134])/[.B134]*100" office:value-type="float" office:value="7.00895016932754" calcext:value-type="float">
            <text:p>7.01</text:p>
          </table:table-cell>
          <table:table-cell office:value-type="float" office:value="3600" calcext:value-type="float">
            <text:p>3600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1082.12" calcext:value-type="float">
            <text:p>1082.12</text:p>
          </table:table-cell>
          <table:table-cell table:style-name="ce1" office:value-type="float" office:value="1123.3" calcext:value-type="float">
            <text:p>1123.30</text:p>
          </table:table-cell>
          <table:table-cell table:style-name="ce1" table:formula="of:=([.C135]-[.B135])/[.B135]*100" office:value-type="float" office:value="3.80549292130263" calcext:value-type="float">
            <text:p>3.81</text:p>
          </table:table-cell>
          <table:table-cell table:style-name="ce1" office:value-type="float" office:value="1175.39" calcext:value-type="float">
            <text:p>1175.39</text:p>
          </table:table-cell>
          <table:table-cell table:style-name="ce1" table:formula="of:=([.E135]-[.B135])/[.B135]*100" office:value-type="float" office:value="8.6191919565298" calcext:value-type="float">
            <text:p>8.6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string" calcext:value-type="string">
            <text:p>AVERAGE</text:p>
          </table:table-cell>
          <table:table-cell table:formula="of:=AVERAGE([.J124:.J133])" office:value-type="float" office:value="1266.545" calcext:value-type="float">
            <text:p>1266.545</text:p>
          </table:table-cell>
          <table:table-cell table:formula="of:=AVERAGE([.K124:.K133])" office:value-type="float" office:value="3600" calcext:value-type="float">
            <text:p>3600</text:p>
          </table:table-cell>
          <table:table-cell/>
          <table:table-cell office:value-type="string" calcext:value-type="string">
            <text:p>AVERAGE</text:p>
          </table:table-cell>
          <table:table-cell table:formula="of:=AVERAGE([.N124:.N133])" office:value-type="float" office:value="1266.699" calcext:value-type="float">
            <text:p>1266.699</text:p>
          </table:table-cell>
          <table:table-cell table:formula="of:=AVERAGE([.O124:.O133])" office:value-type="float" office:value="3444.9" calcext:value-type="float">
            <text:p>3444.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1099.02" calcext:value-type="float">
            <text:p>1099.02</text:p>
          </table:table-cell>
          <table:table-cell table:style-name="ce1" office:value-type="float" office:value="1135.303" calcext:value-type="float">
            <text:p>1135.30</text:p>
          </table:table-cell>
          <table:table-cell table:style-name="ce1" table:formula="of:=([.C136]-[.B136])/[.B136]*100" office:value-type="float" office:value="3.30139578897564" calcext:value-type="float">
            <text:p>3.30</text:p>
          </table:table-cell>
          <table:table-cell table:style-name="ce1" office:value-type="float" office:value="1191.96" calcext:value-type="float">
            <text:p>1191.96</text:p>
          </table:table-cell>
          <table:table-cell table:style-name="ce1" table:formula="of:=([.E136]-[.B136])/[.B136]*100" office:value-type="float" office:value="8.45662499317574" calcext:value-type="float">
            <text:p>8.46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string" calcext:value-type="string">
            <text:p>BEST</text:p>
          </table:table-cell>
          <table:table-cell table:formula="of:=MIN([.J124:.J133])" office:value-type="float" office:value="1250.26" calcext:value-type="float">
            <text:p>1250.26</text:p>
          </table:table-cell>
          <table:table-cell table:formula="of:=MIN([.K124:.K133])" office:value-type="float" office:value="3600" calcext:value-type="float">
            <text:p>3600</text:p>
          </table:table-cell>
          <table:table-cell/>
          <table:table-cell office:value-type="string" calcext:value-type="string">
            <text:p>BEST</text:p>
          </table:table-cell>
          <table:table-cell table:formula="of:=MIN([.N124:.N133])" office:value-type="float" office:value="1246.36" calcext:value-type="float">
            <text:p>1246.36</text:p>
          </table:table-cell>
          <table:table-cell table:formula="of:=MIN([.O124:.O133])" office:value-type="float" office:value="2983" calcext:value-type="float">
            <text:p>298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1111.12" calcext:value-type="float">
            <text:p>1111.12</text:p>
          </table:table-cell>
          <table:table-cell table:style-name="ce1" office:value-type="float" office:value="1123.33" calcext:value-type="float">
            <text:p>1123.33</text:p>
          </table:table-cell>
          <table:table-cell table:style-name="ce1" table:formula="of:=([.C137]-[.B137])/[.B137]*100" office:value-type="float" office:value="1.09889120887033" calcext:value-type="float">
            <text:p>1.10</text:p>
          </table:table-cell>
          <table:table-cell table:style-name="ce1" office:value-type="float" office:value="1170.17" calcext:value-type="float">
            <text:p>1170.17</text:p>
          </table:table-cell>
          <table:table-cell table:style-name="ce1" table:formula="of:=([.E137]-[.B137])/[.B137]*100" office:value-type="float" office:value="5.31445748434014" calcext:value-type="float">
            <text:p>5.31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string" calcext:value-type="string">
            <text:p>WORST</text:p>
          </table:table-cell>
          <table:table-cell table:formula="of:=MAX([.J124:.J133])" office:value-type="float" office:value="1284.23" calcext:value-type="float">
            <text:p>1284.23</text:p>
          </table:table-cell>
          <table:table-cell table:formula="of:=MAX([.K124:.K133])" office:value-type="float" office:value="3600" calcext:value-type="float">
            <text:p>3600</text:p>
          </table:table-cell>
          <table:table-cell/>
          <table:table-cell office:value-type="string" calcext:value-type="string">
            <text:p>WORST</text:p>
          </table:table-cell>
          <table:table-cell table:formula="of:=MAX([.N124:.N133])" office:value-type="float" office:value="1280.77" calcext:value-type="float">
            <text:p>1280.77</text:p>
          </table:table-cell>
          <table:table-cell table:formula="of:=MAX([.O124:.O133])"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1166.08" calcext:value-type="float">
            <text:p>1166.08</text:p>
          </table:table-cell>
          <table:table-cell table:style-name="ce1" office:value-type="float" office:value="1202.57" calcext:value-type="float">
            <text:p>1202.57</text:p>
          </table:table-cell>
          <table:table-cell table:style-name="ce1" table:formula="of:=([.C138]-[.B138])/[.B138]*100" office:value-type="float" office:value="3.12928787047201" calcext:value-type="float">
            <text:p>3.13</text:p>
          </table:table-cell>
          <table:table-cell table:style-name="ce1" office:value-type="float" office:value="1228.27" calcext:value-type="float">
            <text:p>1228.27</text:p>
          </table:table-cell>
          <table:table-cell table:style-name="ce1" table:formula="of:=([.E138]-[.B138])/[.B138]*100" office:value-type="float" office:value="5.33325329308453" calcext:value-type="float">
            <text:p>5.33</text:p>
          </table:table-cell>
          <table:table-cell office:value-type="float" office:value="2471" calcext:value-type="float">
            <text:p>2471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1178.51" calcext:value-type="float">
            <text:p>1178.51</text:p>
          </table:table-cell>
          <table:table-cell table:style-name="ce1" office:value-type="float" office:value="1209.6" calcext:value-type="float">
            <text:p>1209.60</text:p>
          </table:table-cell>
          <table:table-cell table:style-name="ce1" table:formula="of:=([.C139]-[.B139])/[.B139]*100" office:value-type="float" office:value="2.63807689370476" calcext:value-type="float">
            <text:p>2.64</text:p>
          </table:table-cell>
          <table:table-cell table:style-name="ce1" office:value-type="float" office:value="1241.67" calcext:value-type="float">
            <text:p>1241.67</text:p>
          </table:table-cell>
          <table:table-cell table:style-name="ce1" table:formula="of:=([.E139]-[.B139])/[.B139]*100" office:value-type="float" office:value="5.35930963674471" calcext:value-type="float">
            <text:p>5.36</text:p>
          </table:table-cell>
          <table:table-cell office:value-type="float" office:value="2146" calcext:value-type="float">
            <text:p>2146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float" office:value="1142.74" calcext:value-type="float">
            <text:p>1142.74</text:p>
          </table:table-cell>
          <table:table-cell table:style-name="ce1" office:value-type="float" office:value="1199.88" calcext:value-type="float">
            <text:p>1199.88</text:p>
          </table:table-cell>
          <table:table-cell table:style-name="ce1" table:formula="of:=([.C140]-[.B140])/[.B140]*100" office:value-type="float" office:value="5.00026252690902" calcext:value-type="float">
            <text:p>5.00</text:p>
          </table:table-cell>
          <table:table-cell table:style-name="ce1" office:value-type="float" office:value="1253.47" calcext:value-type="float">
            <text:p>1253.47</text:p>
          </table:table-cell>
          <table:table-cell table:style-name="ce1" table:formula="of:=([.E140]-[.B140])/[.B140]*100" office:value-type="float" office:value="9.68986821149168" calcext:value-type="float">
            <text:p>9.69</text:p>
          </table:table-cell>
          <table:table-cell office:value-type="float" office:value="2628" calcext:value-type="float">
            <text:p>2628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float" office:value="1231.96" calcext:value-type="float">
            <text:p>1231.96</text:p>
          </table:table-cell>
          <table:table-cell table:style-name="ce1" office:value-type="float" office:value="1263.909" calcext:value-type="float">
            <text:p>1263.91</text:p>
          </table:table-cell>
          <table:table-cell table:style-name="ce1" table:formula="of:=([.C141]-[.B141])/[.B141]*100" office:value-type="float" office:value="2.59334718659697" calcext:value-type="float">
            <text:p>2.59</text:p>
          </table:table-cell>
          <table:table-cell table:style-name="ce1" office:value-type="float" office:value="1296.42" calcext:value-type="float">
            <text:p>1296.42</text:p>
          </table:table-cell>
          <table:table-cell table:style-name="ce1" table:formula="of:=([.E141]-[.B141])/[.B141]*100" office:value-type="float" office:value="5.23231273742654" calcext:value-type="float">
            <text:p>5.23</text:p>
          </table:table-cell>
          <table:table-cell office:value-type="float" office:value="3368" calcext:value-type="float">
            <text:p>3368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1250.26" calcext:value-type="float">
            <text:p>1250.26</text:p>
          </table:table-cell>
          <table:table-cell table:style-name="ce1" office:value-type="float" office:value="1266.545" calcext:value-type="float">
            <text:p>1266.55</text:p>
          </table:table-cell>
          <table:table-cell table:style-name="ce1" table:formula="of:=([.C142]-[.B142])/[.B142]*100" office:value-type="float" office:value="1.30252907395262" calcext:value-type="float">
            <text:p>1.30</text:p>
          </table:table-cell>
          <table:table-cell table:style-name="ce1" office:value-type="float" office:value="1284.23" calcext:value-type="float">
            <text:p>1284.23</text:p>
          </table:table-cell>
          <table:table-cell table:style-name="ce1" table:formula="of:=([.E142]-[.B142])/[.B142]*100" office:value-type="float" office:value="2.7170348567498" calcext:value-type="float">
            <text:p>2.72</text:p>
          </table:table-cell>
          <table:table-cell office:value-type="float" office:value="3600" calcext:value-type="float">
            <text:p>3600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1246.36" calcext:value-type="float">
            <text:p>1246.36</text:p>
          </table:table-cell>
          <table:table-cell table:style-name="ce1" office:value-type="float" office:value="1266.699" calcext:value-type="float">
            <text:p>1266.70</text:p>
          </table:table-cell>
          <table:table-cell table:style-name="ce1" table:formula="of:=([.C143]-[.B143])/[.B143]*100" office:value-type="float" office:value="1.63187201129691" calcext:value-type="float">
            <text:p>1.63</text:p>
          </table:table-cell>
          <table:table-cell table:style-name="ce1" office:value-type="float" office:value="1280.77" calcext:value-type="float">
            <text:p>1280.77</text:p>
          </table:table-cell>
          <table:table-cell table:style-name="ce1" table:formula="of:=([.E143]-[.B143])/[.B143]*100" office:value-type="float" office:value="2.76083956481274" calcext:value-type="float">
            <text:p>2.76</text:p>
          </table:table-cell>
          <table:table-cell office:value-type="float" office:value="3445" calcext:value-type="float">
            <text:p>3445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float" office:value="1296.19" calcext:value-type="float">
            <text:p>1296.19</text:p>
          </table:table-cell>
          <table:table-cell table:style-name="ce1" office:value-type="float" office:value="1330.11" calcext:value-type="float">
            <text:p>1330.11</text:p>
          </table:table-cell>
          <table:table-cell table:style-name="ce1" table:formula="of:=([.C144]-[.B144])/[.B144]*100" office:value-type="float" office:value="2.61690030011031" calcext:value-type="float">
            <text:p>2.62</text:p>
          </table:table-cell>
          <table:table-cell table:style-name="ce1" office:value-type="float" office:value="1347.09" calcext:value-type="float">
            <text:p>1347.09</text:p>
          </table:table-cell>
          <table:table-cell table:style-name="ce1" table:formula="of:=([.E144]-[.B144])/[.B144]*100" office:value-type="float" office:value="3.92689343383299" calcext:value-type="float">
            <text:p>3.93</text:p>
          </table:table-cell>
          <table:table-cell office:value-type="float" office:value="3600" calcext:value-type="float">
            <text:p>3600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float" office:value="1317.94" calcext:value-type="float">
            <text:p>1317.94</text:p>
          </table:table-cell>
          <table:table-cell table:style-name="ce1" office:value-type="float" office:value="1332.07" calcext:value-type="float">
            <text:p>1332.07</text:p>
          </table:table-cell>
          <table:table-cell table:style-name="ce1" table:formula="of:=([.C145]-[.B145])/[.B145]*100" office:value-type="float" office:value="1.07212771446347" calcext:value-type="float">
            <text:p>1.07</text:p>
          </table:table-cell>
          <table:table-cell table:style-name="ce1" office:value-type="float" office:value="1354.61" calcext:value-type="float">
            <text:p>1354.61</text:p>
          </table:table-cell>
          <table:table-cell table:style-name="ce1" table:formula="of:=([.E145]-[.B145])/[.B145]*100" office:value-type="float" office:value="2.78237249040168" calcext:value-type="float">
            <text:p>2.78</text:p>
          </table:table-cell>
          <table:table-cell office:value-type="float" office:value="3600" calcext:value-type="float">
            <text:p>3600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float" office:value="1319.93" calcext:value-type="float">
            <text:p>1319.93</text:p>
          </table:table-cell>
          <table:table-cell table:style-name="ce1" office:value-type="float" office:value="1341.5" calcext:value-type="float">
            <text:p>1341.50</text:p>
          </table:table-cell>
          <table:table-cell table:style-name="ce1" table:formula="of:=([.C146]-[.B146])/[.B146]*100" office:value-type="float" office:value="1.63417757002265" calcext:value-type="float">
            <text:p>1.63</text:p>
          </table:table-cell>
          <table:table-cell table:style-name="ce1" office:value-type="float" office:value="1356.62" calcext:value-type="float">
            <text:p>1356.62</text:p>
          </table:table-cell>
          <table:table-cell table:style-name="ce1" table:formula="of:=([.E146]-[.B146])/[.B146]*100" office:value-type="float" office:value="2.77969286250027" calcext:value-type="float">
            <text:p>2.78</text:p>
          </table:table-cell>
          <table:table-cell office:value-type="float" office:value="3600" calcext:value-type="float">
            <text:p>3600</text:p>
          </table:table-cell>
          <table:table-cell table:number-columns-repeated="12"/>
        </table:table-row>
        <table:table-row table:style-name="ro1">
          <table:table-cell/>
          <table:table-cell table:formula="of:=AVERAGE([.B124:.B146])" office:value-type="float" office:value="1037.52347826087" calcext:value-type="float">
            <text:p>1037.52347826087</text:p>
          </table:table-cell>
          <table:table-cell table:formula="of:=AVERAGE([.C124:.C146])" office:value-type="float" office:value="1067.59939130435" calcext:value-type="float">
            <text:p>1067.59939130435</text:p>
          </table:table-cell>
          <table:table-cell table:formula="of:=AVERAGE([.D124:.D146])" office:value-type="float" office:value="3.46217692632567" calcext:value-type="float">
            <text:p>3.46217692632567</text:p>
          </table:table-cell>
          <table:table-cell table:formula="of:=AVERAGE([.E124:.E146])" office:value-type="float" office:value="1107.25" calcext:value-type="float">
            <text:p>1107.25</text:p>
          </table:table-cell>
          <table:table-cell table:formula="of:=AVERAGE([.F124:.F146])" office:value-type="float" office:value="8.68361749211261" calcext:value-type="float">
            <text:p>8.68361749211261</text:p>
          </table:table-cell>
          <table:table-cell table:formula="of:=AVERAGE([.G124:.G146])" office:value-type="float" office:value="2021.13043478261" calcext:value-type="float">
            <text:p>2021.13043478261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7">00/00/0000</text:date>, <text:time style:data-style-name="N2" text:time-value="19:36:37.8968180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18:27:20.947261026</meta:creation-date>
    <dc:date>2024-05-17T19:49:18.825033250</dc:date>
    <meta:editing-duration>P2DT2H45M</meta:editing-duration>
    <meta:editing-cycles>223</meta:editing-cycles>
    <meta:generator>LibreOffice/7.6.6.3$Linux_X86_64 LibreOffice_project/60$Build-3</meta:generator>
    <meta:document-statistic meta:table-count="1" meta:cell-count="1304" meta:object-count="0"/>
  </office:meta>
</office:document-meta>
</file>